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USIANAS A" table:style-name="ta1">
        <table:shapes>
          <draw:frame draw:z-index="0" draw:style-name="gr1" draw:text-style-name="P1" svg:width="453.51pt" svg:height="255.09pt" svg:x="450.82pt" svg:y="154.97pt">
            <loext:p draw:notify-on-update-of-ranges="'GAUSIANAS A'.H5:'GAUSIANAS A'.H9 'GAUSIANAS A'.J5:'GAUSIANAS A'.J9 'GAUSIANAS A'.H5:'GAUSIANAS A'.H9 'GAUSIANAS A'.N5:'GAUSIANAS A'.N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01.19pt" svg:y="3119.41pt">
            <loext:p draw:notify-on-update-of-ranges="'GAUSIANAS A'.H5:'GAUSIANAS A'.H9 'GAUSIANAS A'.J5:'GAUSIANAS A'.J9 'GAUSIANAS A'.H5:'GAUSIANAS A'.H9 'GAUSIANAS A'.M5:'GAUSIANAS A'.M9 'GAUSIANAS A'.H5:'GAUSIANAS A'.H9 'GAUSIANAS A'.N5:'GAUSIANAS A'.N9 'GAUSIANAS A'.H5:'GAUSIANAS A'.H9 'GAUSIANAS A'.P5:'GAUSIANAS A'.P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45.35pt" svg:y="714.39pt">
            <loext:p draw:notify-on-update-of-ranges="'GAUSIANAS A'.H5:'GAUSIANAS A'.H9 'GAUSIANAS A'.J5:'GAUSIANAS A'.J9 'GAUSIANAS A'.H5:'GAUSIANAS A'.H9 'GAUSIANAS A'.M5:'GAUSIANAS A'.M9 'GAUSIANAS A'.H5:'GAUSIANAS A'.H9 'GAUSIANAS A'.N5:'GAUSIANAS A'.N9 'GAUSIANAS A'.H5:'GAUSIANAS A'.H9 'GAUSIANAS A'.P5:'GAUSIANAS A'.P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EJERCICIO 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AUSIANAS A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  <table:table-cell office:value-type="string" calcext:value-type="string">
            <text:p>IDEAL 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= 0.5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0.5" calcext:value-type="float">
            <text:p>0.5</text:p>
          </table:table-cell>
          <table:table-cell table:formula="of:=+['GAUSIANAS A'.A29]" office:value-type="float" office:value="0" calcext:value-type="float">
            <text:p>0</text:p>
          </table:table-cell>
          <table:table-cell table:formula="of:=+['GAUSIANAS A'.B29]" office:value-type="float" office:value="9.6" calcext:value-type="float">
            <text:p>9.6</text:p>
          </table:table-cell>
          <table:table-cell table:formula="of:=+['GAUSIANAS A'.C29]" office:value-type="float" office:value="0" calcext:value-type="float">
            <text:p>0</text:p>
          </table:table-cell>
          <table:table-cell table:formula="of:=+['GAUSIANAS A'.D29]" office:value-type="float" office:value="9.68" calcext:value-type="float">
            <text:p>9.68</text:p>
          </table:table-cell>
          <table:table-cell table:formula="of:=0.2202202*10" office:value-type="float" office:value="2.202202" calcext:value-type="float">
            <text:p>2.202202</text:p>
          </table:table-cell>
          <table:table-cell table:formula="of:=+['GAUSIANAS B'.B29]" office:value-type="float" office:value="3.195" calcext:value-type="float">
            <text:p>3.195</text:p>
          </table:table-cell>
          <table:table-cell table:formula="of:=+['GAUSIANAS B'.D29]" office:value-type="float" office:value="3.145" calcext:value-type="float">
            <text:p>3.145</text:p>
          </table:table-cell>
          <table:table-cell table:formula="of:=10*0.2372372" office:value-type="float" office:value="2.372372" calcext:value-type="float">
            <text:p>2.372372</text:p>
          </table:table-cell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+['GAUSIANAS A'.A57]" office:value-type="float" office:value="0" calcext:value-type="float">
            <text:p>0</text:p>
          </table:table-cell>
          <table:table-cell table:formula="of:=+['GAUSIANAS A'.B57]" office:value-type="float" office:value="26.16" calcext:value-type="float">
            <text:p>26.16</text:p>
          </table:table-cell>
          <table:table-cell table:formula="of:=+['GAUSIANAS A'.C57]" office:value-type="float" office:value="0" calcext:value-type="float">
            <text:p>0</text:p>
          </table:table-cell>
          <table:table-cell table:formula="of:=+['GAUSIANAS A'.D57]" office:value-type="float" office:value="26.32" calcext:value-type="float">
            <text:p>26.32</text:p>
          </table:table-cell>
          <table:table-cell table:formula="of:=10*1.572573" office:value-type="float" office:value="15.72573" calcext:value-type="float">
            <text:p>15.72573</text:p>
          </table:table-cell>
          <table:table-cell table:formula="of:=+['GAUSIANAS B'.B57]" office:value-type="float" office:value="17.935" calcext:value-type="float">
            <text:p>17.935</text:p>
          </table:table-cell>
          <table:table-cell table:formula="of:=+['GAUSIANAS B'.D57]" office:value-type="float" office:value="18.04" calcext:value-type="float">
            <text:p>18.04</text:p>
          </table:table-cell>
          <table:table-cell table:formula="of:=10*1.507508" office:value-type="float" office:value="15.07508" calcext:value-type="float">
            <text:p>15.07508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+['GAUSIANAS A'.A83]" office:value-type="float" office:value="0" calcext:value-type="float">
            <text:p>0</text:p>
          </table:table-cell>
          <table:table-cell table:formula="of:=+['GAUSIANAS A'.B83]" office:value-type="float" office:value="34.04" calcext:value-type="float">
            <text:p>34.04</text:p>
          </table:table-cell>
          <table:table-cell table:formula="of:=+['GAUSIANAS A'.C83]" office:value-type="float" office:value="0" calcext:value-type="float">
            <text:p>0</text:p>
          </table:table-cell>
          <table:table-cell table:formula="of:=+['GAUSIANAS A'.D83]" office:value-type="float" office:value="34.02" calcext:value-type="float">
            <text:p>34.02</text:p>
          </table:table-cell>
          <table:table-cell table:formula="of:=10*2.508509" office:value-type="float" office:value="25.08509" calcext:value-type="float">
            <text:p>25.08509</text:p>
          </table:table-cell>
          <table:table-cell table:formula="of:=+['GAUSIANAS B'.B83]" office:value-type="float" office:value="26.815" calcext:value-type="float">
            <text:p>26.815</text:p>
          </table:table-cell>
          <table:table-cell table:formula="of:=+['GAUSIANAS B'.D83]" office:value-type="float" office:value="26.665" calcext:value-type="float">
            <text:p>26.665</text:p>
          </table:table-cell>
          <table:table-cell table:formula="of:=10*2.496496" office:value-type="float" office:value="24.96496" calcext:value-type="float">
            <text:p>24.96496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+['GAUSIANAS A'.A110]" office:value-type="float" office:value="0" calcext:value-type="float">
            <text:p>0</text:p>
          </table:table-cell>
          <table:table-cell table:formula="of:=+['GAUSIANAS A'.B110]" office:value-type="float" office:value="41.06" calcext:value-type="float">
            <text:p>41.06</text:p>
          </table:table-cell>
          <table:table-cell table:formula="of:=+['GAUSIANAS A'.C110]" office:value-type="float" office:value="0" calcext:value-type="float">
            <text:p>0</text:p>
          </table:table-cell>
          <table:table-cell table:formula="of:=+['GAUSIANAS A'.D110]" office:value-type="float" office:value="41.06" calcext:value-type="float">
            <text:p>41.06</text:p>
          </table:table-cell>
          <table:table-cell table:formula="of:=10*3.053053" office:value-type="float" office:value="30.53053" calcext:value-type="float">
            <text:p>30.53053</text:p>
          </table:table-cell>
          <table:table-cell table:formula="of:=+['GAUSIANAS B'.B110]" office:value-type="float" office:value="33.415" calcext:value-type="float">
            <text:p>33.415</text:p>
          </table:table-cell>
          <table:table-cell table:formula="of:=+['GAUSIANAS B'.D110]" office:value-type="float" office:value="33.325" calcext:value-type="float">
            <text:p>33.325</text:p>
          </table:table-cell>
          <table:table-cell table:formula="of:=10*3.123123" office:value-type="float" office:value="31.23123" calcext:value-type="float">
            <text:p>31.231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formula="of:=+['GAUSIANAS A'.A137]" office:value-type="float" office:value="0" calcext:value-type="float">
            <text:p>0</text:p>
          </table:table-cell>
          <table:table-cell table:formula="of:=+['GAUSIANAS A'.B137]" office:value-type="float" office:value="43.28" calcext:value-type="float">
            <text:p>43.28</text:p>
          </table:table-cell>
          <table:table-cell table:formula="of:=+['GAUSIANAS A'.C137]" office:value-type="float" office:value="0" calcext:value-type="float">
            <text:p>0</text:p>
          </table:table-cell>
          <table:table-cell table:formula="of:=+['GAUSIANAS A'.D137]" office:value-type="float" office:value="43.06" calcext:value-type="float">
            <text:p>43.06</text:p>
          </table:table-cell>
          <table:table-cell table:formula="of:=10*3.406406" office:value-type="float" office:value="34.06406" calcext:value-type="float">
            <text:p>34.06406</text:p>
          </table:table-cell>
          <table:table-cell table:formula="of:=+['GAUSIANAS B'.B137]" office:value-type="float" office:value="36.78" calcext:value-type="float">
            <text:p>36.78</text:p>
          </table:table-cell>
          <table:table-cell table:formula="of:=+['GAUSIANAS B'.D137]" office:value-type="float" office:value="36.8" calcext:value-type="float">
            <text:p>36.8</text:p>
          </table:table-cell>
          <table:table-cell table:formula="of:=10*3.411411" office:value-type="float" office:value="34.11411" calcext:value-type="float">
            <text:p>34.114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3"/>
          <table:table-cell table:formula="of:=+['GAUSIANAS A'.N5]" office:value-type="float" office:value="3.195" calcext:value-type="float">
            <text:p>3.1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0.8" calcext:value-type="float">
            <text:p>10.8</text:p>
          </table:table-cell>
          <table:table-cell table:number-columns-repeated="3"/>
          <table:table-cell table:formula="of:=+['GAUSIANAS A'.N6]" office:value-type="float" office:value="17.935" calcext:value-type="float">
            <text:p>17.9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.4" calcext:value-type="float">
            <text:p>1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6.8" calcext:value-type="float">
            <text:p>6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11.6" calcext:value-type="float">
            <text:p>1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SUM(['GAUSIANAS A'.A8:.A27])/20" office:value-type="float" office:value="0" calcext:value-type="float">
            <text:p>0</text:p>
          </table:table-cell>
          <table:table-cell table:formula="of:=SUM(['GAUSIANAS A'.B8:.B27])/20" office:value-type="float" office:value="9.6" calcext:value-type="float">
            <text:p>9.6</text:p>
          </table:table-cell>
          <table:table-cell table:formula="of:=SUM(['GAUSIANAS A'.C8:.C27])/20" office:value-type="float" office:value="0" calcext:value-type="float">
            <text:p>0</text:p>
          </table:table-cell>
          <table:table-cell table:formula="of:=SUM(['GAUSIANAS A'.D8:.D27])/20" office:value-type="float" office:value="9.68" calcext:value-type="float">
            <text:p>9.68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 = 1.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26.8" calcext:value-type="float">
            <text:p>26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/>
          <table:table-cell office:value-type="float" office:value="23.6" calcext:value-type="float">
            <text:p>23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26.4" calcext:value-type="float">
            <text:p>2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8" calcext:value-type="float">
            <text:p>26.8</text:p>
          </table:table-cell>
          <table:table-cell/>
          <table:table-cell office:value-type="float" office:value="26.8" calcext:value-type="float">
            <text:p>26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24.8" calcext:value-type="float">
            <text:p>2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21.6" calcext:value-type="float">
            <text:p>2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26.4" calcext:value-type="float">
            <text:p>2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/>
          <table:table-cell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24.4" calcext:value-type="float">
            <text:p>24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22.8" calcext:value-type="float">
            <text:p>22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29.2" calcext:value-type="float">
            <text:p>29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27.6" calcext:value-type="float">
            <text:p>2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27.2" calcext:value-type="float">
            <text:p>2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.8" calcext:value-type="float">
            <text:p>28.8</text:p>
          </table:table-cell>
          <table:table-cell/>
          <table:table-cell office:value-type="float" office:value="28.8" calcext:value-type="float">
            <text:p>2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/>
          <table:table-cell office:value-type="float" office:value="23.2" calcext:value-type="float">
            <text:p>23.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SUM(['GAUSIANAS A'.A36:.A55])/20" office:value-type="float" office:value="0" calcext:value-type="float">
            <text:p>0</text:p>
          </table:table-cell>
          <table:table-cell table:formula="of:=SUM(['GAUSIANAS A'.B36:.B55])/20" office:value-type="float" office:value="26.16" calcext:value-type="float">
            <text:p>26.16</text:p>
          </table:table-cell>
          <table:table-cell table:formula="of:=SUM(['GAUSIANAS A'.C36:.C55])/20" office:value-type="float" office:value="0" calcext:value-type="float">
            <text:p>0</text:p>
          </table:table-cell>
          <table:table-cell table:formula="of:=SUM(['GAUSIANAS A'.D36:.D55])/20" office:value-type="float" office:value="26.32" calcext:value-type="float">
            <text:p>26.3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 = 1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30.8" calcext:value-type="float">
            <text:p>3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32.8" calcext:value-type="float">
            <text:p>32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8" calcext:value-type="float">
            <text:p>36.8</text:p>
          </table:table-cell>
          <table:table-cell/>
          <table:table-cell office:value-type="float" office:value="36.8" calcext:value-type="float">
            <text:p>36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.8" calcext:value-type="float">
            <text:p>30.8</text:p>
          </table:table-cell>
          <table:table-cell/>
          <table:table-cell office:value-type="float" office:value="30.8" calcext:value-type="float">
            <text:p>30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34.8" calcext:value-type="float">
            <text:p>3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26.8" calcext:value-type="float">
            <text:p>26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38.4" calcext:value-type="float">
            <text:p>3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34.8" calcext:value-type="float">
            <text:p>3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34.8" calcext:value-type="float">
            <text:p>3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/>
          <table:table-cell office:value-type="float" office:value="38.8" calcext:value-type="float">
            <text:p>3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35.2" calcext:value-type="float">
            <text:p>35.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SUM(['GAUSIANAS A'.A62:.A81])/20" office:value-type="float" office:value="0" calcext:value-type="float">
            <text:p>0</text:p>
          </table:table-cell>
          <table:table-cell table:formula="of:=SUM(['GAUSIANAS A'.B62:.B81])/20" office:value-type="float" office:value="34.04" calcext:value-type="float">
            <text:p>34.04</text:p>
          </table:table-cell>
          <table:table-cell table:formula="of:=SUM(['GAUSIANAS A'.C62:.C81])/20" office:value-type="float" office:value="0" calcext:value-type="float">
            <text:p>0</text:p>
          </table:table-cell>
          <table:table-cell table:formula="of:=SUM(['GAUSIANAS A'.D62:.D81])/20" office:value-type="float" office:value="34.02" calcext:value-type="float">
            <text:p>34.02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 = 2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/>
          <table:table-cell office:value-type="float" office:value="38.8" calcext:value-type="float">
            <text:p>3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2" calcext:value-type="float">
            <text:p>39.2</text:p>
          </table:table-cell>
          <table:table-cell/>
          <table:table-cell office:value-type="float" office:value="39.2" calcext:value-type="float">
            <text:p>39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39.6" calcext:value-type="float">
            <text:p>3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42.4" calcext:value-type="float">
            <text:p>4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.2" calcext:value-type="float">
            <text:p>45.2</text:p>
          </table:table-cell>
          <table:table-cell/>
          <table:table-cell office:value-type="float" office:value="45.2" calcext:value-type="float">
            <text:p>45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.4" calcext:value-type="float">
            <text:p>36.4</text:p>
          </table:table-cell>
          <table:table-cell/>
          <table:table-cell office:value-type="float" office:value="36.4" calcext:value-type="float">
            <text:p>3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35.6" calcext:value-type="float">
            <text:p>3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43.2" calcext:value-type="float">
            <text:p>43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.6" calcext:value-type="float">
            <text:p>45.6</text:p>
          </table:table-cell>
          <table:table-cell/>
          <table:table-cell office:value-type="float" office:value="45.6" calcext:value-type="float">
            <text:p>45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/>
          <table:table-cell office:value-type="float" office:value="37.6" calcext:value-type="float">
            <text:p>3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/>
          <table:table-cell office:value-type="float" office:value="37.6" calcext:value-type="float">
            <text:p>3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/>
          <table:table-cell office:value-type="float" office:value="49.6" calcext:value-type="float">
            <text:p>4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8" calcext:value-type="float">
            <text:p>42.8</text:p>
          </table:table-cell>
          <table:table-cell/>
          <table:table-cell office:value-type="float" office:value="42.4" calcext:value-type="float">
            <text:p>4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/>
          <table:table-cell office:value-type="float" office:value="38.8" calcext:value-type="float">
            <text:p>3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2" calcext:value-type="float">
            <text:p>37.2</text:p>
          </table:table-cell>
          <table:table-cell/>
          <table:table-cell office:value-type="float" office:value="37.2" calcext:value-type="float">
            <text:p>3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SUM(['GAUSIANAS A'.A89:.A108])/20" office:value-type="float" office:value="0" calcext:value-type="float">
            <text:p>0</text:p>
          </table:table-cell>
          <table:table-cell table:formula="of:=SUM(['GAUSIANAS A'.B89:.B108])/20" office:value-type="float" office:value="41.06" calcext:value-type="float">
            <text:p>41.06</text:p>
          </table:table-cell>
          <table:table-cell table:formula="of:=SUM(['GAUSIANAS A'.C89:.C108])/20" office:value-type="float" office:value="0" calcext:value-type="float">
            <text:p>0</text:p>
          </table:table-cell>
          <table:table-cell table:formula="of:=SUM(['GAUSIANAS A'.D89:.D108])/20" office:value-type="float" office:value="41.06" calcext:value-type="float">
            <text:p>41.06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 = 2.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/>
          <table:table-cell office:value-type="float" office:value="40.4" calcext:value-type="float">
            <text:p>40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6" calcext:value-type="float">
            <text:p>41.6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41.6" calcext:value-type="float">
            <text:p>41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42.4" calcext:value-type="float">
            <text:p>42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/>
          <table:table-cell office:value-type="float" office:value="38.8" calcext:value-type="float">
            <text:p>3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44.8" calcext:value-type="float">
            <text:p>4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47.2" calcext:value-type="float">
            <text:p>47.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/>
          <table:table-cell office:value-type="float" office:value="46.4" calcext:value-type="float">
            <text:p>4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8" calcext:value-type="float">
            <text:p>38.8</text:p>
          </table:table-cell>
          <table:table-cell/>
          <table:table-cell office:value-type="float" office:value="38.8" calcext:value-type="float">
            <text:p>38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.6" calcext:value-type="float">
            <text:p>47.6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.4" calcext:value-type="float">
            <text:p>46.4</text:p>
          </table:table-cell>
          <table:table-cell/>
          <table:table-cell office:value-type="float" office:value="46.4" calcext:value-type="float">
            <text:p>46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44.8" calcext:value-type="float">
            <text:p>44.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38.4" calcext:value-type="float">
            <text:p>38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.4" calcext:value-type="float">
            <text:p>44.4</text:p>
          </table:table-cell>
          <table:table-cell/>
          <table:table-cell office:value-type="float" office:value="44.4" calcext:value-type="float">
            <text:p>44.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39.6" calcext:value-type="float">
            <text:p>3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39.6" calcext:value-type="float">
            <text:p>3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39.6" calcext:value-type="float">
            <text:p>39.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.6" calcext:value-type="float">
            <text:p>49.6</text:p>
          </table:table-cell>
          <table:table-cell/>
          <table:table-cell office:value-type="float" office:value="49.2" calcext:value-type="float">
            <text:p>49.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formula="of:=SUM(['GAUSIANAS A'.A116:.A135])/20" office:value-type="float" office:value="0" calcext:value-type="float">
            <text:p>0</text:p>
          </table:table-cell>
          <table:table-cell table:formula="of:=SUM(['GAUSIANAS A'.B116:.B135])/20" office:value-type="float" office:value="43.28" calcext:value-type="float">
            <text:p>43.28</text:p>
          </table:table-cell>
          <table:table-cell table:formula="of:=SUM(['GAUSIANAS A'.C116:.C135])/20" office:value-type="float" office:value="0" calcext:value-type="float">
            <text:p>0</text:p>
          </table:table-cell>
          <table:table-cell table:formula="of:=SUM(['GAUSIANAS A'.D116:.D135])/20" office:value-type="float" office:value="43.06" calcext:value-type="float">
            <text:p>43.06</text:p>
          </table:table-cell>
          <table:table-cell table:number-columns-repeated="12"/>
        </table:table-row>
      </table:table>
      <table:table table:name="GAUSIANAS B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JERCICIO 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USIANAS B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TRAIN</text:p>
          </table:table-cell>
          <table:table-cell office:value-type="string" calcext:value-type="string">
            <text:p>BTEST</text:p>
          </table:table-cell>
          <table:table-cell office:value-type="string" calcext:value-type="string">
            <text:p>ATRAIN</text:p>
          </table:table-cell>
          <table:table-cell office:value-type="string" calcext:value-type="string">
            <text:p>ATEST</text:p>
          </table:table-cell>
          <table:table-cell office:value-type="string" calcext:value-type="string">
            <text:p>IDEAL B</text:p>
          </table:table-cell>
        </table:table-row>
        <table:table-row table:style-name="ro1">
          <table:table-cell office:value-type="string" calcext:value-type="string">
            <text:p>C = 0.5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.5" calcext:value-type="float">
            <text:p>0.5</text:p>
          </table:table-cell>
          <table:table-cell table:formula="of:=+['GAUSIANAS B'.A29]" office:value-type="float" office:value="0" calcext:value-type="float">
            <text:p>0</text:p>
          </table:table-cell>
          <table:table-cell/>
          <table:table-cell table:formula="of:=+['GAUSIANAS B'.C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+['GAUSIANAS B'.A57]" office:value-type="float" office:value="0" calcext:value-type="float">
            <text:p>0</text:p>
          </table:table-cell>
          <table:table-cell/>
          <table:table-cell table:formula="of:=+['GAUSIANAS B'.C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+['GAUSIANAS B'.A83]" office:value-type="float" office:value="0" calcext:value-type="float">
            <text:p>0</text:p>
          </table:table-cell>
          <table:table-cell/>
          <table:table-cell table:formula="of:=+['GAUSIANAS B'.C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2.7" calcext:value-type="float">
            <text:p>2.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+['GAUSIANAS B'.A110]" office:value-type="float" office:value="0" calcext:value-type="float">
            <text:p>0</text:p>
          </table:table-cell>
          <table:table-cell/>
          <table:table-cell table:formula="of:=+['GAUSIANAS B'.C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3"/>
          <table:table-cell office:value-type="float" office:value="2.5" calcext:value-type="float">
            <text:p>2.5</text:p>
          </table:table-cell>
          <table:table-cell table:formula="of:=+['GAUSIANAS B'.A137]" office:value-type="float" office:value="0" calcext:value-type="float">
            <text:p>0</text:p>
          </table:table-cell>
          <table:table-cell/>
          <table:table-cell table:formula="of:=+['GAUSIANAS B'.C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2.8" calcext:value-type="float">
            <text:p>2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3.4" calcext:value-type="float">
            <text:p>3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formula="of:=SUM(['GAUSIANAS B'.A8:.A27])/20" office:value-type="float" office:value="0" calcext:value-type="float">
            <text:p>0</text:p>
          </table:table-cell>
          <table:table-cell table:formula="of:=SUM(['GAUSIANAS B'.B8:.B27])/20" office:value-type="float" office:value="3.195" calcext:value-type="float">
            <text:p>3.195</text:p>
          </table:table-cell>
          <table:table-cell table:formula="of:=SUM(['GAUSIANAS B'.C8:.C27])/20" office:value-type="float" office:value="0" calcext:value-type="float">
            <text:p>0</text:p>
          </table:table-cell>
          <table:table-cell table:formula="of:=SUM(['GAUSIANAS B'.D8:.D27])/20" office:value-type="float" office:value="3.145" calcext:value-type="float">
            <text:p>3.145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 = 1.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16.8" calcext:value-type="float">
            <text:p>16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22.2" calcext:value-type="float">
            <text:p>22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16.5" calcext:value-type="float">
            <text:p>16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19.5" calcext:value-type="float">
            <text:p>19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17.4" calcext:value-type="float">
            <text:p>17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16.8" calcext:value-type="float">
            <text:p>16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20.6" calcext:value-type="float">
            <text:p>20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21.5" calcext:value-type="float">
            <text:p>21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16.4" calcext:value-type="float">
            <text:p>16.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formula="of:=SUM(['GAUSIANAS B'.A36:.A55])/20" office:value-type="float" office:value="0" calcext:value-type="float">
            <text:p>0</text:p>
          </table:table-cell>
          <table:table-cell table:formula="of:=SUM(['GAUSIANAS B'.B36:.B55])/20" office:value-type="float" office:value="17.935" calcext:value-type="float">
            <text:p>17.935</text:p>
          </table:table-cell>
          <table:table-cell table:formula="of:=SUM(['GAUSIANAS B'.C36:.C55])/20" office:value-type="float" office:value="0" calcext:value-type="float">
            <text:p>0</text:p>
          </table:table-cell>
          <table:table-cell table:formula="of:=SUM(['GAUSIANAS B'.D36:.D55])/20" office:value-type="float" office:value="18.04" calcext:value-type="float">
            <text:p>18.0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 = 1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32.2" calcext:value-type="float">
            <text:p>32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26.1" calcext:value-type="float">
            <text:p>26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.1" calcext:value-type="float">
            <text:p>28.1</text:p>
          </table:table-cell>
          <table:table-cell/>
          <table:table-cell office:value-type="float" office:value="28.1" calcext:value-type="float">
            <text:p>28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25.2" calcext:value-type="float">
            <text:p>25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.6" calcext:value-type="float">
            <text:p>27.6</text:p>
          </table:table-cell>
          <table:table-cell/>
          <table:table-cell office:value-type="float" office:value="27.6" calcext:value-type="float">
            <text:p>2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25.2" calcext:value-type="float">
            <text:p>25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25.8" calcext:value-type="float">
            <text:p>25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27.7" calcext:value-type="float">
            <text:p>27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.8" calcext:value-type="float">
            <text:p>29.8</text:p>
          </table:table-cell>
          <table:table-cell/>
          <table:table-cell office:value-type="float" office:value="29.8" calcext:value-type="float">
            <text:p>29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25.9" calcext:value-type="float">
            <text:p>25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26.1" calcext:value-type="float">
            <text:p>26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26.1" calcext:value-type="float">
            <text:p>26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26.2" calcext:value-type="float">
            <text:p>26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24.9" calcext:value-type="float">
            <text:p>24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25.7" calcext:value-type="float">
            <text:p>25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24.9" calcext:value-type="float">
            <text:p>24.9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8.3" calcext:value-type="float">
            <text:p>28.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formula="of:=SUM(['GAUSIANAS B'.A62:.A81])/20" office:value-type="float" office:value="0" calcext:value-type="float">
            <text:p>0</text:p>
          </table:table-cell>
          <table:table-cell table:formula="of:=SUM(['GAUSIANAS B'.B62:.B81])/20" office:value-type="float" office:value="26.815" calcext:value-type="float">
            <text:p>26.815</text:p>
          </table:table-cell>
          <table:table-cell table:formula="of:=SUM(['GAUSIANAS B'.C62:.C81])/20" office:value-type="float" office:value="0" calcext:value-type="float">
            <text:p>0</text:p>
          </table:table-cell>
          <table:table-cell table:formula="of:=SUM(['GAUSIANAS B'.D62:.D81])/20" office:value-type="float" office:value="26.665" calcext:value-type="float">
            <text:p>26.665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 = 2.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3" calcext:value-type="float">
            <text:p>34.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35.6" calcext:value-type="float">
            <text:p>35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7" calcext:value-type="float">
            <text:p>34.7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31.5" calcext:value-type="float">
            <text:p>31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31.6" calcext:value-type="float">
            <text:p>31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1" calcext:value-type="float">
            <text:p>35.1</text:p>
          </table:table-cell>
          <table:table-cell/>
          <table:table-cell office:value-type="float" office:value="35.1" calcext:value-type="float">
            <text:p>35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31.4" calcext:value-type="float">
            <text:p>31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32.4" calcext:value-type="float">
            <text:p>32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40.5" calcext:value-type="float">
            <text:p>40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31.7" calcext:value-type="float">
            <text:p>31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35.6" calcext:value-type="float">
            <text:p>35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31.2" calcext:value-type="float">
            <text:p>31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3.2" calcext:value-type="float">
            <text:p>33.2</text:p>
          </table:table-cell>
          <table:table-cell/>
          <table:table-cell office:value-type="float" office:value="33.2" calcext:value-type="float">
            <text:p>33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31.2" calcext:value-type="float">
            <text:p>31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3" calcext:value-type="float">
            <text:p>34.3</text:p>
          </table:table-cell>
          <table:table-cell/>
          <table:table-cell office:value-type="float" office:value="34.3" calcext:value-type="float">
            <text:p>34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.3" calcext:value-type="float">
            <text:p>32.3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formula="of:=SUM(['GAUSIANAS B'.A89:.A108])/20" office:value-type="float" office:value="0" calcext:value-type="float">
            <text:p>0</text:p>
          </table:table-cell>
          <table:table-cell table:formula="of:=SUM(['GAUSIANAS B'.B89:.B108])/20" office:value-type="float" office:value="33.415" calcext:value-type="float">
            <text:p>33.415</text:p>
          </table:table-cell>
          <table:table-cell table:formula="of:=SUM(['GAUSIANAS B'.C89:.C108])/20" office:value-type="float" office:value="0" calcext:value-type="float">
            <text:p>0</text:p>
          </table:table-cell>
          <table:table-cell table:formula="of:=SUM(['GAUSIANAS B'.D89:.D108])/20" office:value-type="float" office:value="33.325" calcext:value-type="float">
            <text:p>33.325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 = 2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FORE PRUNING</text:p>
          </table:table-cell>
          <table:table-cell/>
          <table:table-cell office:value-type="string" calcext:value-type="string">
            <text:p>AFTER PRUN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7" calcext:value-type="float">
            <text:p>34.7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34.5" calcext:value-type="float">
            <text:p>3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42.2" calcext:value-type="float">
            <text:p>42.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34.4" calcext:value-type="float">
            <text:p>34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7" calcext:value-type="float">
            <text:p>34.7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.3" calcext:value-type="float">
            <text:p>37.3</text:p>
          </table:table-cell>
          <table:table-cell/>
          <table:table-cell office:value-type="float" office:value="37.3" calcext:value-type="float">
            <text:p>37.3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34.5" calcext:value-type="float">
            <text:p>3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6.6" calcext:value-type="float">
            <text:p>36.6</text:p>
          </table:table-cell>
          <table:table-cell/>
          <table:table-cell office:value-type="float" office:value="36.6" calcext:value-type="float">
            <text:p>36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38.4" calcext:value-type="float">
            <text:p>38.4</text:p>
          </table:table-cell>
          <table:table-cell table:number-columns-repeated="9"/>
        </table:table-row>
        <table:table-row table:style-name="ro1">
          <table:table-cell/>
          <table:table-cell office:value-type="float" office:value="37.8" calcext:value-type="float">
            <text:p>37.8</text:p>
          </table:table-cell>
          <table:table-cell/>
          <table:table-cell office:value-type="float" office:value="37.8" calcext:value-type="float">
            <text:p>37.8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34.5" calcext:value-type="float">
            <text:p>3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1" calcext:value-type="float">
            <text:p>34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2.5" calcext:value-type="float">
            <text:p>42.5</text:p>
          </table:table-cell>
          <table:table-cell/>
          <table:table-cell office:value-type="float" office:value="42.5" calcext:value-type="float">
            <text:p>42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5.5" calcext:value-type="float">
            <text:p>35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1" calcext:value-type="float">
            <text:p>34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.6" calcext:value-type="float">
            <text:p>40.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5.5" calcext:value-type="float">
            <text:p>35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.7" calcext:value-type="float">
            <text:p>34.7</text:p>
          </table:table-cell>
          <table:table-cell/>
          <table:table-cell office:value-type="float" office:value="34.7" calcext:value-type="float">
            <text:p>34.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formula="of:=SUM(['GAUSIANAS B'.A116:.A135])/20" office:value-type="float" office:value="0" calcext:value-type="float">
            <text:p>0</text:p>
          </table:table-cell>
          <table:table-cell table:formula="of:=SUM(['GAUSIANAS B'.B116:.B135])/20" office:value-type="float" office:value="36.78" calcext:value-type="float">
            <text:p>36.78</text:p>
          </table:table-cell>
          <table:table-cell table:formula="of:=SUM(['GAUSIANAS B'.C116:.C135])/20" office:value-type="float" office:value="0" calcext:value-type="float">
            <text:p>0</text:p>
          </table:table-cell>
          <table:table-cell table:formula="of:=SUM(['GAUSIANAS B'.D116:.D135])/20" office:value-type="float" office:value="36.8" calcext:value-type="float">
            <text:p>36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1:33:43.66805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8:49:57.950048793</meta:creation-date>
    <dc:date>2017-05-06T11:35:01.211717656</dc:date>
    <meta:editing-duration>PT1H39M17S</meta:editing-duration>
    <meta:editing-cycles>11</meta:editing-cycles>
    <meta:generator>LibreOffice/5.1.6.2$Linux_X86_64 LibreOffice_project/10m0$Build-2</meta:generator>
    <meta:document-statistic meta:table-count="2" meta:cell-count="5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3.952cm" style:legend-expansion="high" chart:style-name="ch2"/>
        <chart:plot-area chart:style-name="ch3" table:cell-range-address="'GAUSIANAS A'.H5:'GAUSIANAS A'.H9 'GAUSIANAS A'.J5:'GAUSIANAS A'.J9 'GAUSIANAS A'.N5:'GAUSIANAS A'.N9" chart:data-source-has-labels="row" svg:x="1.331cm" svg:y="0.18cm" svg:width="12.324cm" svg:height="7.659cm">
          <chartooo:coordinate-region svg:x="1.952cm" svg:y="0.379cm" svg:width="11.609cm" svg:height="6.813cm"/>
          <chart:axis chart:dimension="x" chart:name="primary-x" chart:style-name="ch4">
            <chart:title svg:x="7.317cm" svg:y="8.019cm" chart:style-name="ch5">
              <text:p>C</text:p>
            </chart:title>
            <chart:grid chart:style-name="ch6" chart:class="major"/>
          </chart:axis>
          <chart:axis chart:dimension="y" chart:name="primary-y" chart:style-name="ch4">
            <chart:title svg:x="0.451cm" svg:y="5.786cm" chart:style-name="ch7">
              <text:p>Error de test  porcentual</text:p>
            </chart:title>
            <chart:grid chart:style-name="ch6" chart:class="major"/>
          </chart:axis>
          <chart:series chart:style-name="ch8" chart:values-cell-range-address="'GAUSIANAS A'.J5:'GAUSIANAS A'.J9" loext:label-string="diagonal" chart:class="chart:scatter">
            <chart:domain table:cell-range-address="'GAUSIANAS A'.H5:'GAUSIANAS A'.H9"/>
            <chart:data-point chart:repeated="4"/>
            <chart:data-point chart:style-name="ch9"/>
          </chart:series>
          <chart:series chart:style-name="ch10" chart:values-cell-range-address="'GAUSIANAS A'.N5:'GAUSIANAS A'.N9" loext:label-string="paralelo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gonal</text:p>
              </table:table-cell>
              <table:table-cell office:value-type="string">
                <text:p>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GAUSIANAS A'.H5:'GAUSIANAS A'.H9</svg:desc>
                </draw:g>
              </table:table-cell>
              <table:table-cell office:value-type="float" office:value="9.6">
                <text:p>9.6</text:p>
                <draw:g>
                  <svg:desc>'GAUSIANAS A'.J5:'GAUSIANAS A'.J9</svg:desc>
                </draw:g>
              </table:table-cell>
              <table:table-cell office:value-type="float" office:value="3.195">
                <text:p>3.195</text:p>
                <draw:g>
                  <svg:desc>'GAUSIANAS A'.N5:'GAUSIANAS A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16">
                <text:p>26.16</text:p>
              </table:table-cell>
              <table:table-cell office:value-type="float" office:value="17.935">
                <text:p>17.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4.04">
                <text:p>34.04</text:p>
              </table:table-cell>
              <table:table-cell office:value-type="float" office:value="26.815">
                <text:p>26.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1.06">
                <text:p>41.06</text:p>
              </table:table-cell>
              <table:table-cell office:value-type="float" office:value="33.415">
                <text:p>33.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3.28">
                <text:p>43.28</text:p>
              </table:table-cell>
              <table:table-cell office:value-type="float" office:value="36.78">
                <text:p>36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8080" draw:fill-color="#ff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246cm" svg:y="3.456cm" style:legend-expansion="high" chart:style-name="ch2"/>
        <chart:plot-area chart:style-name="ch3" table:cell-range-address="'GAUSIANAS A'.H5:'GAUSIANAS A'.H9 'GAUSIANAS A'.J5:'GAUSIANAS A'.J9 'GAUSIANAS A'.M5:'GAUSIANAS A'.N9 'GAUSIANAS A'.P5:'GAUSIANAS A'.P9" chart:data-source-has-labels="row" svg:x="1.33cm" svg:y="0.18cm" svg:width="10.597cm" svg:height="7.664cm">
          <chartooo:coordinate-region svg:x="1.951cm" svg:y="0.379cm" svg:width="9.882cm" svg:height="6.818cm"/>
          <chart:axis chart:dimension="x" chart:name="primary-x" chart:style-name="ch4">
            <chart:title svg:x="6.452cm" svg:y="8.024cm" chart:style-name="ch5">
              <text:p>C</text:p>
            </chart:title>
          </chart:axis>
          <chart:axis chart:dimension="y" chart:name="primary-y" chart:style-name="ch4">
            <chart:title svg:x="0.451cm" svg:y="5.233cm" chart:style-name="ch6">
              <text:p>Error porcentual</text:p>
            </chart:title>
            <chart:grid chart:style-name="ch7" chart:class="major"/>
          </chart:axis>
          <chart:series chart:style-name="ch8" chart:values-cell-range-address="'GAUSIANAS A'.J5:'GAUSIANAS A'.J9" loext:label-string="diagonal" chart:class="chart:scatter">
            <chart:domain table:cell-range-address="'GAUSIANAS A'.H5:'GAUSIANAS A'.H9"/>
            <chart:data-point chart:repeated="5"/>
          </chart:series>
          <chart:series chart:style-name="ch9" chart:values-cell-range-address="'GAUSIANAS A'.M5:'GAUSIANAS A'.M9" loext:label-string="mínimodiagonal" chart:class="chart:scatter">
            <chart:data-point chart:repeated="5"/>
          </chart:series>
          <chart:series chart:style-name="ch10" chart:values-cell-range-address="'GAUSIANAS A'.N5:'GAUSIANAS A'.N9" loext:label-string="paralelo" chart:class="chart:scatter">
            <chart:data-point chart:repeated="5"/>
          </chart:series>
          <chart:series chart:style-name="ch11" chart:values-cell-range-address="'GAUSIANAS A'.P5:'GAUSIANAS A'.P9" loext:label-string="mínimoparalel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agonal</text:p>
              </table:table-cell>
              <table:table-cell office:value-type="string">
                <text:p>mínimodiagonal</text:p>
              </table:table-cell>
              <table:table-cell office:value-type="string">
                <text:p>paralelo</text:p>
              </table:table-cell>
              <table:table-cell office:value-type="string">
                <text:p>mínimo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GAUSIANAS A'.H5:'GAUSIANAS A'.H9</svg:desc>
                </draw:g>
              </table:table-cell>
              <table:table-cell office:value-type="float" office:value="9.6">
                <text:p>9.6</text:p>
                <draw:g>
                  <svg:desc>'GAUSIANAS A'.J5:'GAUSIANAS A'.J9</svg:desc>
                </draw:g>
              </table:table-cell>
              <table:table-cell office:value-type="float" office:value="2.202202">
                <text:p>2.202202</text:p>
                <draw:g>
                  <svg:desc>'GAUSIANAS A'.M5:'GAUSIANAS A'.M9</svg:desc>
                </draw:g>
              </table:table-cell>
              <table:table-cell office:value-type="float" office:value="3.195">
                <text:p>3.195</text:p>
                <draw:g>
                  <svg:desc>'GAUSIANAS A'.N5:'GAUSIANAS A'.N9</svg:desc>
                </draw:g>
              </table:table-cell>
              <table:table-cell office:value-type="float" office:value="2.372372">
                <text:p>2.372372</text:p>
                <draw:g>
                  <svg:desc>'GAUSIANAS A'.P5:'GAUSIANAS A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16">
                <text:p>26.16</text:p>
              </table:table-cell>
              <table:table-cell office:value-type="float" office:value="15.72573">
                <text:p>15.72573</text:p>
              </table:table-cell>
              <table:table-cell office:value-type="float" office:value="17.935">
                <text:p>17.935</text:p>
              </table:table-cell>
              <table:table-cell office:value-type="float" office:value="15.07508">
                <text:p>15.0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4.04">
                <text:p>34.04</text:p>
              </table:table-cell>
              <table:table-cell office:value-type="float" office:value="25.08509">
                <text:p>25.08509</text:p>
              </table:table-cell>
              <table:table-cell office:value-type="float" office:value="26.815">
                <text:p>26.815</text:p>
              </table:table-cell>
              <table:table-cell office:value-type="float" office:value="24.96496">
                <text:p>24.9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1.06">
                <text:p>41.06</text:p>
              </table:table-cell>
              <table:table-cell office:value-type="float" office:value="30.53053">
                <text:p>30.53053</text:p>
              </table:table-cell>
              <table:table-cell office:value-type="float" office:value="33.415">
                <text:p>33.415</text:p>
              </table:table-cell>
              <table:table-cell office:value-type="float" office:value="31.23123">
                <text:p>31.2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3.28">
                <text:p>43.28</text:p>
              </table:table-cell>
              <table:table-cell office:value-type="float" office:value="34.06406">
                <text:p>34.06406</text:p>
              </table:table-cell>
              <table:table-cell office:value-type="float" office:value="36.78">
                <text:p>36.78</text:p>
              </table:table-cell>
              <table:table-cell office:value-type="float" office:value="34.11411">
                <text:p>34.114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48cm" svg:y="3.454cm" style:legend-expansion="high" chart:style-name="ch2"/>
        <chart:plot-area chart:style-name="ch3" table:cell-range-address="'GAUSIANAS A'.H5:'GAUSIANAS A'.H9 'GAUSIANAS A'.J5:'GAUSIANAS A'.J9 'GAUSIANAS A'.M5:'GAUSIANAS A'.N9 'GAUSIANAS A'.P5:'GAUSIANAS A'.P9" chart:data-source-has-labels="row" svg:x="1.331cm" svg:y="0.18cm" svg:width="10.597cm" svg:height="7.659cm">
          <chartooo:coordinate-region svg:x="1.952cm" svg:y="0.379cm" svg:width="9.882cm" svg:height="6.813cm"/>
          <chart:axis chart:dimension="x" chart:name="primary-x" chart:style-name="ch4">
            <chart:title svg:x="6.453cm" svg:y="8.019cm" chart:style-name="ch5">
              <text:p>C</text:p>
            </chart:title>
          </chart:axis>
          <chart:axis chart:dimension="y" chart:name="primary-y" chart:style-name="ch4">
            <chart:title svg:x="0.451cm" svg:y="5.23cm" chart:style-name="ch6">
              <text:p>Error porcentual</text:p>
            </chart:title>
            <chart:grid chart:style-name="ch7" chart:class="major"/>
          </chart:axis>
          <chart:series chart:style-name="ch8" chart:values-cell-range-address="'GAUSIANAS A'.J5:'GAUSIANAS A'.J9" loext:label-string="testdiagonal" chart:class="chart:scatter">
            <chart:domain table:cell-range-address="'GAUSIANAS A'.H5:'GAUSIANAS A'.H9"/>
            <chart:data-point chart:repeated="5"/>
          </chart:series>
          <chart:series chart:style-name="ch9" chart:values-cell-range-address="'GAUSIANAS A'.M5:'GAUSIANAS A'.M9" loext:label-string="mínimodiagonal" chart:class="chart:scatter">
            <chart:data-point chart:repeated="5"/>
          </chart:series>
          <chart:series chart:style-name="ch10" chart:values-cell-range-address="'GAUSIANAS A'.N5:'GAUSIANAS A'.N9" loext:label-string="testparalelo" chart:class="chart:scatter">
            <chart:data-point chart:repeated="5"/>
          </chart:series>
          <chart:series chart:style-name="ch11" chart:values-cell-range-address="'GAUSIANAS A'.P5:'GAUSIANAS A'.P9" loext:label-string="mínimoparalelo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testdiagonal</text:p>
              </table:table-cell>
              <table:table-cell office:value-type="string">
                <text:p>mínimodiagonal</text:p>
              </table:table-cell>
              <table:table-cell office:value-type="string">
                <text:p>testparalelo</text:p>
              </table:table-cell>
              <table:table-cell office:value-type="string">
                <text:p>mínimo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GAUSIANAS A'.H5:'GAUSIANAS A'.H9</svg:desc>
                </draw:g>
              </table:table-cell>
              <table:table-cell office:value-type="float" office:value="9.6">
                <text:p>9.6</text:p>
                <draw:g>
                  <svg:desc>'GAUSIANAS A'.J5:'GAUSIANAS A'.J9</svg:desc>
                </draw:g>
              </table:table-cell>
              <table:table-cell office:value-type="float" office:value="2.202202">
                <text:p>2.202202</text:p>
                <draw:g>
                  <svg:desc>'GAUSIANAS A'.M5:'GAUSIANAS A'.M9</svg:desc>
                </draw:g>
              </table:table-cell>
              <table:table-cell office:value-type="float" office:value="3.195">
                <text:p>3.195</text:p>
                <draw:g>
                  <svg:desc>'GAUSIANAS A'.N5:'GAUSIANAS A'.N9</svg:desc>
                </draw:g>
              </table:table-cell>
              <table:table-cell office:value-type="float" office:value="2.372372">
                <text:p>2.372372</text:p>
                <draw:g>
                  <svg:desc>'GAUSIANAS A'.P5:'GAUSIANAS A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.16">
                <text:p>26.16</text:p>
              </table:table-cell>
              <table:table-cell office:value-type="float" office:value="15.72573">
                <text:p>15.72573</text:p>
              </table:table-cell>
              <table:table-cell office:value-type="float" office:value="17.935">
                <text:p>17.935</text:p>
              </table:table-cell>
              <table:table-cell office:value-type="float" office:value="15.07508">
                <text:p>15.0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34.04">
                <text:p>34.04</text:p>
              </table:table-cell>
              <table:table-cell office:value-type="float" office:value="25.08509">
                <text:p>25.08509</text:p>
              </table:table-cell>
              <table:table-cell office:value-type="float" office:value="26.815">
                <text:p>26.815</text:p>
              </table:table-cell>
              <table:table-cell office:value-type="float" office:value="24.96496">
                <text:p>24.96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1.06">
                <text:p>41.06</text:p>
              </table:table-cell>
              <table:table-cell office:value-type="float" office:value="30.53053">
                <text:p>30.53053</text:p>
              </table:table-cell>
              <table:table-cell office:value-type="float" office:value="33.415">
                <text:p>33.415</text:p>
              </table:table-cell>
              <table:table-cell office:value-type="float" office:value="31.23123">
                <text:p>31.23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43.28">
                <text:p>43.28</text:p>
              </table:table-cell>
              <table:table-cell office:value-type="float" office:value="34.06406">
                <text:p>34.06406</text:p>
              </table:table-cell>
              <table:table-cell office:value-type="float" office:value="36.78">
                <text:p>36.78</text:p>
              </table:table-cell>
              <table:table-cell office:value-type="float" office:value="34.11411">
                <text:p>34.114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